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9PersistenceManager.storeBundle( NodePropBundle bund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racle9PersistenceManager.init( P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acle9PersistenceManager.createDBBlobStore( P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9PersistenceManager.createTemporaryBlob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racle9PersistenceManager.Oracle9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acleBLOBStore.put( String blobId , InputStream in , long 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racle9PersistenceManager.freeTemporaryBlob( Object b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acleBLOBStore.OracleBL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acle9PersistenceManager.store( NodeReferences ref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